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fo:language="ru" fo:country="RU" style:font-size-asian="11pt" style:font-size-complex="11pt"/>
    </style:style>
    <style:style style:name="P2" style:family="paragraph" style:parent-style-name="Standard">
      <style:text-properties fo:font-size="11pt" fo:language="en" fo:country="US" style:font-size-asian="11pt" style:font-size-complex="11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font-size="11pt" fo:language="ru" fo:country="RU" style:font-size-asian="11pt" style:font-size-complex="11pt"/>
    </style:style>
    <style:style style:name="T3" style:family="text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language="en" fo:country="US" style:font-size-asian="11pt" style:font-size-complex="11pt"/>
    </style:style>
    <style:style style:name="T6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fr1" style:family="graphic" style:parent-style-name="OLE">
      <style:graphic-properties fo:margin-left="0cm" fo:margin-right="0cm" style:vertical-pos="from-top" fo:padding="0.026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Задача №6</text:span><text:span text:style-name="T2">.</text:span></text:p>
      <text:p text:style-name="Standard"><text:span text:style-name="T2">Файл </text:span><text:span text:style-name="T5">«titanic10_short.dta» </text:span><text:span text:style-name="T2">содержит данные десяти случайных выборок из взрослых пассажиров Титаника.</text:span></text:p>
      <text:p text:style-name="P1">Переменные:</text:p>
      <text:p text:style-name="Standard"><text:span text:style-name="T5">survived = 1, </text:span><text:span text:style-name="T2">если пассажир выжил, 0 иначе;</text:span></text:p>
      <text:p text:style-name="Standard"><text:span text:style-name="T5">sex = 1 </text:span><text:span text:style-name="T2">для мужчин, 0 для женщин;</text:span></text:p>
      <text:p text:style-name="Standard"><text:span text:style-name="T5">class1 = 1 </text:span><text:span text:style-name="T2">для пассажиров из кают 1 класса, 0 иначе;</text:span></text:p>
      <text:p text:style-name="Standard"><text:span text:style-name="T5">class2 = 1 </text:span><text:span text:style-name="T2">для пассажиров из кают 2 класса, 0 иначе;</text:span></text:p>
      <text:p text:style-name="Standard"><text:span text:style-name="T5">class</text:span><text:span text:style-name="T2">3</text:span><text:span text:style-name="T5"> = 1 </text:span><text:span text:style-name="T2">для пассажиров из кают 3 класса, 0 иначе.</text:span></text:p>
      <text:p text:style-name="P1">К имени каждой переменной добавлено окончание с номером варианта, соответствующего выборке.</text:p>
      <text:p text:style-name="P2"/>
      <text:p text:style-name="P1">Оцените модель логит для вероятности выжить в зависимости от пола, возраста и класса каюты:</text:p>
      <text:p text:style-name="Standard"><draw:frame draw:style-name="fr1" draw:name="Объект1" text:anchor-type="as-char" svg:y="-0.637cm" svg:width="9.938cm" svg:height="1.03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.</text:span></text:p>
      <text:p text:style-name="P1">Проверьте значимость модели в целом. Оцените аналогичные пробит и линейную вероятностную модели. По каждой из трёх моделей рассчитайте прогнозные значения вероятностей выживания. Есть ли значительные расхождения между прогнозами? Если есть, опишите случаи, в которых эти расхождения возникают.</text:p>
      <text:p text:style-name="P2"/>
      <text:p text:style-name="Standard"><text:span text:style-name="T2">Возможно, вклад пола в шансы выживания зависел от класса каюты. Оцените расширенную модель:</text:span></text:p>
      <text:p text:style-name="Standard"><draw:frame draw:style-name="fr1" draw:name="Объект2" text:anchor-type="as-char" svg:y="-0.637cm" svg:width="15.702cm" svg:height="1.032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.</text:span></text:p>
      <text:p text:style-name="Standard"><text:span text:style-name="T2">Проверьте гипотезу </text:span><draw:frame draw:style-name="fr1" draw:name="Объект3" text:anchor-type="as-char" svg:y="-0.377cm" svg:width="2.653cm" svg:height="0.533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"> с помощью тестов Вальда (команда </text:span><text:span text:style-name="T6">test</text:span><text:span text:style-name="T5">) </text:span><text:span text:style-name="T2">и отношения правдоподобия (можно вручную). Дайте интерпретацию полученному результату. Если действительно окажется, что роль пола связана с классом каюты, попробуйте описать, какова эта связь.</text:span></text:p>
      <text:p text:style-name="Standard"><text:span text:style-name="T2"/></text:p>
      <text:p text:style-name="Standard"><text:span text:style-name="T2">Оцените линейную и пробит-модель с расширенной спецификацией и сравните прогнозные вероятности для трёх моделей.</text:span></text:p>
      <text:p text:style-name="P1"/>
      <text:p text:style-name="Standard"><text:span text:style-name="T2">Полезные команды в </text:span><text:span text:style-name="T5">Stata: </text:span><text:span text:style-name="T6">regress</text:span><text:span text:style-name="T5">, </text:span><text:span text:style-name="T6">logit</text:span><text:span text:style-name="T5">, </text:span><text:span text:style-name="T6">probit</text:span><text:span text:style-name="T5">, </text:span><text:span text:style-name="T6">predict</text:span><text:span text:style-name="T5">, </text:span><text:span text:style-name="T6">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ga" fo:country="I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ирилл Фурманов</meta:initial-creator>
    <meta:creation-date>2016-06-01T22:15:32</meta:creation-date>
    <meta:editing-duration>P2171DT11H33M29S</meta:editing-duration>
    <meta:generator>OpenOffice/4.1.1$Win32 OpenOffice.org_project/411m6$Build-9775</meta:generator>
    <dc:date>2017-04-28T23:28:04.32</dc:date>
    <meta:editing-cycles>3</meta:editing-cycles>
    <meta:document-statistic meta:table-count="0" meta:image-count="0" meta:object-count="3" meta:page-count="1" meta:paragraph-count="17" meta:word-count="195" meta:character-count="1350"/>
  </office:meta>
</office:document-meta>
</file>

<file path=Object 1/content.xml><?xml version="1.0" encoding="utf-8"?>
<math xmlns="http://www.w3.org/1998/Math/MathML">
  <semantics>
    <mrow>
      <mrow>
        <mfrac>
          <mrow>
            <mi>P</mi>
            <mrow>
              <mo stretchy="false">(</mo>
              <mrow>
                <mrow>
                  <mi mathvariant="italic">Survived</mi>
                  <mo stretchy="false">=</mo>
                  <mn>1</mn>
                </mrow>
              </mrow>
              <mo stretchy="false">)</mo>
            </mrow>
          </mrow>
          <mrow>
            <mi>P</mi>
            <mrow>
              <mo stretchy="false">(</mo>
              <mrow>
                <mrow>
                  <mi mathvariant="italic">Survived</mi>
                  <mo stretchy="false">=</mo>
                  <mn>0</mn>
                </mrow>
              </mrow>
              <mo stretchy="false">)</mo>
            </mrow>
          </mrow>
        </mfrac>
        <mo stretchy="false">=</mo>
        <mi>exp</mi>
      </mrow>
      <mrow>
        <mo stretchy="false">(</mo>
        <mrow>
          <mrow>
            <msub>
              <mo stretchy="false">β</mo>
              <mn>1</mn>
            </msub>
            <mo stretchy="false">+</mo>
            <msub>
              <mo stretchy="false">β</mo>
              <mn>2</mn>
            </msub>
          </mrow>
          <mrow>
            <mi mathvariant="italic">Sex</mi>
            <mo stretchy="false">+</mo>
            <msub>
              <mo stretchy="false">β</mo>
              <mn>3</mn>
            </msub>
          </mrow>
          <mrow>
            <mi mathvariant="italic">Class1</mi>
            <mo stretchy="false">+</mo>
            <msub>
              <mo stretchy="false">β</mo>
              <mn>4</mn>
            </msub>
          </mrow>
          <mi mathvariant="italic">Class2</mi>
        </mrow>
        <mo stretchy="false">)</mo>
      </mrow>
    </mrow>
    <annotation encoding="StarMath 5.0">{P(Survived=1)} over {P(Survived=0)} =exp(%beta_1+%beta_2 Sex+ %beta_3 Class1+ %beta_4 Class2)</annotation>
  </semantics>
</math>
</file>

<file path=Object 2/content.xml><?xml version="1.0" encoding="utf-8"?>
<math xmlns="http://www.w3.org/1998/Math/MathML">
  <semantics>
    <mrow>
      <mrow>
        <mfrac>
          <mrow>
            <mi>P</mi>
            <mrow>
              <mo stretchy="false">(</mo>
              <mrow>
                <mrow>
                  <mi mathvariant="italic">Survived</mi>
                  <mo stretchy="false">=</mo>
                  <mn>1</mn>
                </mrow>
              </mrow>
              <mo stretchy="false">)</mo>
            </mrow>
          </mrow>
          <mrow>
            <mi>P</mi>
            <mrow>
              <mo stretchy="false">(</mo>
              <mrow>
                <mrow>
                  <mi mathvariant="italic">Survived</mi>
                  <mo stretchy="false">=</mo>
                  <mn>0</mn>
                </mrow>
              </mrow>
              <mo stretchy="false">)</mo>
            </mrow>
          </mrow>
        </mfrac>
        <mo stretchy="false">=</mo>
        <mi>exp</mi>
      </mrow>
      <mrow>
        <mo stretchy="false">(</mo>
        <mrow>
          <mrow>
            <msub>
              <mo stretchy="false">β</mo>
              <mn>1</mn>
            </msub>
            <mo stretchy="false">+</mo>
            <msub>
              <mo stretchy="false">β</mo>
              <mn>2</mn>
            </msub>
          </mrow>
          <mrow>
            <mi mathvariant="italic">Sex</mi>
            <mo stretchy="false">+</mo>
            <msub>
              <mo stretchy="false">β</mo>
              <mn>3</mn>
            </msub>
          </mrow>
          <mrow>
            <mi mathvariant="italic">Class1</mi>
            <mo stretchy="false">+</mo>
            <msub>
              <mo stretchy="false">β</mo>
              <mn>4</mn>
            </msub>
          </mrow>
          <mrow>
            <mi mathvariant="italic">Class2</mi>
            <mo stretchy="false">+</mo>
            <msub>
              <mo stretchy="false">β</mo>
              <mn>5</mn>
            </msub>
          </mrow>
          <mrow>
            <mrow>
              <mi mathvariant="italic">Sex</mi>
              <mo stretchy="false">×</mo>
              <mi mathvariant="italic">Class1</mi>
            </mrow>
            <mo stretchy="false">+</mo>
            <msub>
              <mo stretchy="false">β</mo>
              <mn>6</mn>
            </msub>
          </mrow>
          <mrow>
            <mi mathvariant="italic">Sex</mi>
            <mo stretchy="false">×</mo>
            <mi mathvariant="italic">Class2</mi>
          </mrow>
        </mrow>
        <mo stretchy="false">)</mo>
      </mrow>
    </mrow>
    <annotation encoding="StarMath 5.0">{P(Survived=1)} over {P(Survived=0)} =exp(%beta_1+%beta_2 Sex+ %beta_3 Class1+ %beta_4 Class2 + %beta_5 Sex times Class1+ %beta_6 Sex times Class2)</annotation>
  </semantics>
</math>
</file>

<file path=Object 3/content.xml><?xml version="1.0" encoding="utf-8"?>
<math xmlns="http://www.w3.org/1998/Math/MathML">
  <semantics>
    <mrow>
      <msub>
        <mi>H</mi>
        <mn>0</mn>
      </msub>
      <mi mathvariant="normal">:</mi>
      <mi/>
      <mrow>
        <mrow>
          <msub>
            <mo stretchy="false">β</mo>
            <mn>5</mn>
          </msub>
          <mo stretchy="false">=</mo>
          <msub>
            <mo stretchy="false">β</mo>
            <mn>6</mn>
          </msub>
        </mrow>
        <mo stretchy="false">=</mo>
        <mn>0</mn>
      </mrow>
    </mrow>
    <annotation encoding="StarMath 5.0">H_0:` %beta_5=%beta_6=0</annotation>
  </semantics>
</math>
</file>